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83B0"/>
    </style:style>
    <style:style style:name="ce3" style:family="table-cell" style:parent-style-name="Default" style:data-style-name="N36"/>
    <style:style style:name="ce4" style:family="table-cell" style:parent-style-name="Default" style:data-style-name="N37">
      <style:table-cell-properties fo:background-color="#81D41A"/>
    </style:style>
    <style:style style:name="ce5" style:family="table-cell" style:parent-style-name="Default" style:data-style-name="N0">
      <style:table-cell-properties fo:background-color="#81D41A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36">
      <style:table-cell-properties fo:background-color="#81D41A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36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37">
      <style:table-cell-properties fo:background-color="#FFFFFF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36">
      <style:table-cell-properties fo:background-color="#FFFFFF"/>
    </style:style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3.8311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6.83683333333333cm"/>
    </style:style>
    <style:style style:name="co8" style:family="table-column">
      <style:table-column-properties fo:break-before="auto" style:column-width="4.6355cm"/>
    </style:style>
    <style:style style:name="co9" style:family="table-column">
      <style:table-column-properties fo:break-before="auto" style:column-width="3.19616666666667cm"/>
    </style:style>
    <style:style style:name="co10" style:family="table-column">
      <style:table-column-properties fo:break-before="auto" style:column-width="6.30766666666667cm"/>
    </style:style>
    <style:style style:name="co11" style:family="table-column">
      <style:table-column-properties fo:break-before="auto" style:column-width="4.191cm"/>
    </style:style>
    <style:style style:name="co12" style:family="table-column">
      <style:table-column-properties fo:break-before="auto" style:column-width="6.49816666666667cm"/>
    </style:style>
    <style:style style:name="co13" style:family="table-column">
      <style:table-column-properties fo:break-before="auto" style:column-width="4.296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Optimis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8">
            <text:p>Total</text:p>
          </table:table-cell>
          <table:table-cell office:value-type="currency" office:value="29480.218554811712" table:formula="of:=[.B2]*(1+[.I3])" table:style-name="ce9">
            <text:p>29.480,22 €</text:p>
          </table:table-cell>
          <table:table-cell table:number-columns-repeated="5" table:style-name="ce10"/>
          <table:table-cell office:value-type="string" table:style-name="ce8">
            <text:p>SS Taxes</text:p>
          </table:table-cell>
          <table:table-cell office:value-type="percentage" office:value="0.28299999999999997" table:style-name="ce11">
            <text:p>28,30 %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otal without VAT</text:p>
          </table:table-cell>
          <table:table-cell office:value-type="currency" office:value="24363.816987447695" table:formula="of:=SUM([.B29];[.B25];[.D22];[.G12];[.B33])" table:style-name="ce9">
            <text:p>24.363,82 €</text:p>
          </table:table-cell>
          <table:table-cell table:number-columns-repeated="5" table:style-name="ce10"/>
          <table:table-cell office:value-type="string" table:style-name="ce8">
            <text:p>Amortization months</text:p>
          </table:table-cell>
          <table:table-cell office:value-type="float" office:value="60" table:style-name="ce12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0"/>
          <table:table-cell office:value-type="string" table:style-name="ce8">
            <text:p>VAT</text:p>
          </table:table-cell>
          <table:table-cell office:value-type="percentage" office:value="0.21" table:style-name="ce11">
            <text:p>21,00 %</text:p>
          </table:table-cell>
          <table:table-cell table:number-columns-repeated="16375"/>
        </table:table-row>
        <table:table-row table:style-name="ro1">
          <table:table-cell table:number-columns-repeated="7" table:style-name="ce10"/>
          <table:table-cell office:value-type="string" table:style-name="ce8">
            <text:p>Hours per month</text:p>
          </table:table-cell>
          <table:table-cell office:value-type="float" office:value="40" table:style-name="ce1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Team</text:p>
          </table:table-cell>
          <table:table-cell table:number-columns-repeated="6" table:style-name="ce10"/>
          <table:table-cell office:value-type="string" table:style-name="ce8">
            <text:p>Months</text:p>
          </table:table-cell>
          <table:table-cell office:value-type="float" office:value="4" table:style-name="ce12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Name</text:p>
          </table:table-cell>
          <table:table-cell office:value-type="string" table:style-name="ce13">
            <text:p>Role</text:p>
          </table:table-cell>
          <table:table-cell office:value-type="string" table:style-name="ce13">
            <text:p>€/hour</text:p>
          </table:table-cell>
          <table:table-cell office:value-type="string" table:style-name="ce13">
            <text:p>€/month</text:p>
          </table:table-cell>
          <table:table-cell office:value-type="string" table:style-name="ce13">
            <text:p>€/Xmonths</text:p>
          </table:table-cell>
          <table:table-cell office:value-type="string" table:style-name="ce13">
            <text:p>Soc Sec,</text:p>
          </table:table-cell>
          <table:table-cell office:value-type="string" table:style-name="ce13">
            <text:p>Total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Cantón Fernández, Adrián</text:p>
          </table:table-cell>
          <table:table-cell office:value-type="string" table:style-name="ce10">
            <text:p>Business management/Full Stack Developer</text:p>
          </table:table-cell>
          <table:table-cell office:value-type="currency" office:value="20.8" table:style-name="ce14">
            <text:p>20,80 €</text:p>
          </table:table-cell>
          <table:table-cell office:value-type="currency" office:value="832" table:formula="of:=[.C7]*[.I4]" table:style-name="ce9">
            <text:p>832,00 €</text:p>
          </table:table-cell>
          <table:table-cell office:value-type="currency" office:value="3328" table:formula="of:=[.D7]*[.I5]" table:style-name="ce9">
            <text:p>3.328,00 €</text:p>
          </table:table-cell>
          <table:table-cell office:value-type="currency" office:value="1313.5620641562055" table:formula="of:=[.G7]-[.E7]" table:style-name="ce9">
            <text:p>1.313,56 €</text:p>
          </table:table-cell>
          <table:table-cell office:value-type="currency" office:value="4641.5620641562055" table:formula="of:=[.E7]/(1-[.I1])" table:style-name="ce9">
            <text:p>4.641,56 €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Carpio Camacho, Daniel</text:p>
          </table:table-cell>
          <table:table-cell office:value-type="string" table:style-name="ce10">
            <text:p>Analyst/Front end developer</text:p>
          </table:table-cell>
          <table:table-cell office:value-type="currency" office:value="20.8" table:style-name="ce14">
            <text:p>20,80 €</text:p>
          </table:table-cell>
          <table:table-cell office:value-type="currency" office:value="832" table:formula="of:=[.C8]*[.I4]" table:style-name="ce9">
            <text:p>832,00 €</text:p>
          </table:table-cell>
          <table:table-cell office:value-type="currency" office:value="3328" table:formula="of:=[.D8]*[.I5]" table:style-name="ce9">
            <text:p>3.328,00 €</text:p>
          </table:table-cell>
          <table:table-cell office:value-type="currency" office:value="1313.5620641562055" table:formula="of:=[.G8]-[.E8]" table:style-name="ce9">
            <text:p>1.313,56 €</text:p>
          </table:table-cell>
          <table:table-cell office:value-type="currency" office:value="4641.5620641562055" table:formula="of:=[.E8]/(1-[.I1])" table:style-name="ce9">
            <text:p>4.641,56 €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Fresno Aranda, Rafael</text:p>
          </table:table-cell>
          <table:table-cell office:value-type="string" table:style-name="ce10">
            <text:p>Backend developer/ API integration</text:p>
          </table:table-cell>
          <table:table-cell office:value-type="currency" office:value="20.8" table:style-name="ce14">
            <text:p>20,80 €</text:p>
          </table:table-cell>
          <table:table-cell office:value-type="currency" office:value="832" table:formula="of:=[.C9]*[.I4]" table:style-name="ce9">
            <text:p>832,00 €</text:p>
          </table:table-cell>
          <table:table-cell office:value-type="currency" office:value="3328" table:formula="of:=[.D9]*[.I5]" table:style-name="ce9">
            <text:p>3.328,00 €</text:p>
          </table:table-cell>
          <table:table-cell office:value-type="currency" office:value="1313.5620641562055" table:formula="of:=[.G9]-[.E9]" table:style-name="ce9">
            <text:p>1.313,56 €</text:p>
          </table:table-cell>
          <table:table-cell office:value-type="currency" office:value="4641.5620641562055" table:formula="of:=[.E9]/(1-[.I1])" table:style-name="ce9">
            <text:p>4.641,56 €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Rebollo Lobo, Pablo</text:p>
          </table:table-cell>
          <table:table-cell office:value-type="string" table:style-name="ce10">
            <text:p>Project manager/Backend developer</text:p>
          </table:table-cell>
          <table:table-cell office:value-type="currency" office:value="20.8" table:style-name="ce14">
            <text:p>20,80 €</text:p>
          </table:table-cell>
          <table:table-cell office:value-type="currency" office:value="832" table:formula="of:=[.C10]*[.I4]" table:style-name="ce9">
            <text:p>832,00 €</text:p>
          </table:table-cell>
          <table:table-cell office:value-type="currency" office:value="3328" table:formula="of:=[.D10]*[.I5]" table:style-name="ce9">
            <text:p>3.328,00 €</text:p>
          </table:table-cell>
          <table:table-cell office:value-type="currency" office:value="1313.5620641562055" table:formula="of:=[.G10]-[.E10]" table:style-name="ce9">
            <text:p>1.313,56 €</text:p>
          </table:table-cell>
          <table:table-cell office:value-type="currency" office:value="4641.5620641562055" table:formula="of:=[.E10]/(1-[.I1])" table:style-name="ce9">
            <text:p>4.641,56 €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Rodríguez Regidor, Juan</text:p>
          </table:table-cell>
          <table:table-cell office:value-type="string" table:style-name="ce10">
            <text:p>Requirements engineer/Backend developer</text:p>
          </table:table-cell>
          <table:table-cell office:value-type="currency" office:value="20.8" table:style-name="ce14">
            <text:p>20,80 €</text:p>
          </table:table-cell>
          <table:table-cell office:value-type="currency" office:value="832" table:formula="of:=[.C11]*[.I4]" table:style-name="ce9">
            <text:p>832,00 €</text:p>
          </table:table-cell>
          <table:table-cell office:value-type="currency" office:value="3328" table:formula="of:=[.D11]*[.I5]" table:style-name="ce9">
            <text:p>3.328,00 €</text:p>
          </table:table-cell>
          <table:table-cell office:value-type="currency" office:value="1313.5620641562055" table:formula="of:=[.G11]-[.E11]" table:style-name="ce9">
            <text:p>1.313,56 €</text:p>
          </table:table-cell>
          <table:table-cell office:value-type="currency" office:value="4641.5620641562055" table:formula="of:=[.E11]/(1-[.I1])" table:style-name="ce9">
            <text:p>4.641,56 €</text:p>
          </table:table-cell>
          <table:table-cell table:number-columns-repeated="2" table:style-name="ce10"/>
          <table:table-cell table:number-columns-repeated="16375"/>
        </table:table-row>
        <table:table-row table:style-name="ro1">
          <table:table-cell table:number-columns-repeated="5" table:style-name="ce10"/>
          <table:table-cell office:value-type="string" table:style-name="ce13">
            <text:p>Total</text:p>
          </table:table-cell>
          <table:table-cell office:value-type="currency" office:value="23207.810320781027" table:formula="of:=SUM([.G7:.G11])" table:style-name="ce9">
            <text:p>23.207,81 €</text:p>
          </table:table-cell>
          <table:table-cell table:number-columns-repeated="2" table:style-name="ce10"/>
          <table:table-cell table:number-columns-repeated="16375"/>
        </table:table-row>
        <table:table-row table:number-rows-repeated="2" table:style-name="ro1">
          <table:table-cell table:number-columns-repeated="9" table:style-name="ce10"/>
          <table:table-cell table:number-columns-repeated="16375"/>
        </table:table-row>
        <table:table-row table:style-name="ro1">
          <table:table-cell office:value-type="string" table:style-name="ce8">
            <text:p>Hardware amortization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13">
            <text:p>Piece of equipment</text:p>
          </table:table-cell>
          <table:table-cell office:value-type="string" table:style-name="ce13">
            <text:p>Adquisition price</text:p>
          </table:table-cell>
          <table:table-cell office:value-type="string" table:style-name="ce13">
            <text:p>Monthly amortization</text:p>
          </table:table-cell>
          <table:table-cell office:value-type="string" table:style-name="ce13">
            <text:p>Total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office:value-type="string" table:style-name="ce10">
            <text:p>Adrián Cantón Laptop</text:p>
          </table:table-cell>
          <table:table-cell office:value-type="currency" office:value="800" table:style-name="ce14">
            <text:p>800,00 €</text:p>
          </table:table-cell>
          <table:table-cell office:value-type="currency" office:value="13.333333333333334" table:formula="of:=[.B17]/[.I2]" table:style-name="ce9">
            <text:p>13,33 €</text:p>
          </table:table-cell>
          <table:table-cell office:value-type="currency" office:value="53.333333333333336" table:formula="of:=[.C17]*[.I5]" table:style-name="ce9">
            <text:p>53,33 €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office:value-type="string" table:style-name="ce10">
            <text:p>Daniel Carpio Laptop</text:p>
          </table:table-cell>
          <table:table-cell office:value-type="currency" office:value="800" table:style-name="ce14">
            <text:p>800,00 €</text:p>
          </table:table-cell>
          <table:table-cell office:value-type="currency" office:value="13.333333333333334" table:formula="of:=[.B18]/[.I2]" table:style-name="ce9">
            <text:p>13,33 €</text:p>
          </table:table-cell>
          <table:table-cell office:value-type="currency" office:value="53.333333333333336" table:formula="of:=[.C18]*[.I5]" table:style-name="ce9">
            <text:p>53,33 €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office:value-type="string" table:style-name="ce10">
            <text:p>Rafael Fresno Laptop</text:p>
          </table:table-cell>
          <table:table-cell office:value-type="currency" office:value="1300" table:style-name="ce14">
            <text:p>1.300,00 €</text:p>
          </table:table-cell>
          <table:table-cell office:value-type="currency" office:value="21.666666666666668" table:formula="of:=[.B19]/[.I2]" table:style-name="ce9">
            <text:p>21,67 €</text:p>
          </table:table-cell>
          <table:table-cell office:value-type="currency" office:value="86.666666666666671" table:formula="of:=[.C19]*[.I5]" table:style-name="ce9">
            <text:p>86,67 €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office:value-type="string" table:style-name="ce10">
            <text:p>Pablo Rebollo Laptop</text:p>
          </table:table-cell>
          <table:table-cell office:value-type="currency" office:value="900" table:style-name="ce14">
            <text:p>900,00 €</text:p>
          </table:table-cell>
          <table:table-cell office:value-type="currency" office:value="15" table:formula="of:=[.B20]/[.I2]" table:style-name="ce9">
            <text:p>15,00 €</text:p>
          </table:table-cell>
          <table:table-cell office:value-type="currency" office:value="60" table:formula="of:=[.C20]*[.I5]" table:style-name="ce9">
            <text:p>60,00 €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office:value-type="string" table:style-name="ce10">
            <text:p>Juan Rodríguez Laptop</text:p>
          </table:table-cell>
          <table:table-cell office:value-type="currency" office:value="800" table:style-name="ce14">
            <text:p>800,00 €</text:p>
          </table:table-cell>
          <table:table-cell office:value-type="currency" office:value="13.333333333333334" table:formula="of:=[.B21]/[.I2]" table:style-name="ce9">
            <text:p>13,33 €</text:p>
          </table:table-cell>
          <table:table-cell office:value-type="currency" office:value="53.333333333333336" table:formula="of:=[.C21]*[.I5]" table:style-name="ce9">
            <text:p>53,33 €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office:value-type="string" table:style-name="ce13">
            <text:p>Total</text:p>
          </table:table-cell>
          <table:table-cell office:value-type="currency" office:value="306.66666666666669" table:formula="of:=SUM([.D17:.D21])" table:style-name="ce9">
            <text:p>306,67 €</text:p>
          </table:table-cell>
          <table:table-cell table:number-columns-repeated="5" table:style-name="ce10"/>
          <table:table-cell table:number-columns-repeated="16375"/>
        </table:table-row>
        <table:table-row table:style-name="ro1">
          <table:table-cell table:number-columns-repeated="9" table:style-name="ce10"/>
          <table:table-cell table:number-columns-repeated="16375"/>
        </table:table-row>
        <table:table-row table:style-name="ro1">
          <table:table-cell office:value-type="string" table:style-name="ce8">
            <text:p>Deployment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13">
            <text:p>First year storage and hosting costs</text:p>
          </table:table-cell>
          <table:table-cell office:value-type="currency" office:value="669.34" table:style-name="ce14">
            <text:p>669,34 €</text:p>
          </table:table-cell>
          <table:table-cell table:number-columns-repeated="7" table:style-name="ce10"/>
          <table:table-cell table:number-columns-repeated="16375"/>
        </table:table-row>
        <table:table-row table:style-name="ro1">
          <table:table-cell table:number-columns-repeated="9" table:style-name="ce10"/>
          <table:table-cell table:number-columns-repeated="16375"/>
        </table:table-row>
        <table:table-row table:style-name="ro1">
          <table:table-cell office:value-type="string" table:style-name="ce8">
            <text:p>Advertisement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13">
            <text:p>Monthly</text:p>
          </table:table-cell>
          <table:table-cell office:value-type="string" table:style-name="ce13">
            <text:p>Total (6 months)</text:p>
          </table:table-cell>
          <table:table-cell table:number-columns-repeated="7" table:style-name="ce10"/>
          <table:table-cell table:number-columns-repeated="16375"/>
        </table:table-row>
        <table:table-row table:style-name="ro1">
          <table:table-cell office:value-type="currency" office:value="30" table:style-name="ce14">
            <text:p>30,00 €</text:p>
          </table:table-cell>
          <table:table-cell office:value-type="currency" office:value="180" table:formula="of:=[.A29]*6" table:style-name="ce9">
            <text:p>180,00 €</text:p>
          </table:table-cell>
          <table:table-cell table:number-columns-repeated="7" table:style-name="ce10"/>
          <table:table-cell table:number-columns-repeated="16375"/>
        </table:table-row>
        <table:table-row table:style-name="ro1">
          <table:table-cell table:number-columns-repeated="9" table:style-name="ce10"/>
          <table:table-cell table:number-columns-repeated="16375"/>
        </table:table-row>
        <table:table-row table:style-name="ro1">
          <table:table-cell office:value-type="string" table:style-name="ce8">
            <text:p>Risk prevention funds</text:p>
          </table:table-cell>
          <table:table-cell table:number-columns-repeated="8" table:style-name="ce10"/>
          <table:table-cell table:number-columns-repeated="16375"/>
        </table:table-row>
        <table:table-row table:style-name="ro1">
          <table:table-cell office:value-type="string" table:style-name="ce13">
            <text:p>Percentage of our budget</text:p>
          </table:table-cell>
          <table:table-cell office:value-type="percentage" office:value="0" table:style-name="ce11">
            <text:p>0,00 %</text:p>
          </table:table-cell>
          <table:table-cell table:number-columns-repeated="7" table:style-name="ce10"/>
          <table:table-cell table:number-columns-repeated="16375"/>
        </table:table-row>
        <table:table-row table:style-name="ro1">
          <table:table-cell office:value-type="string" table:style-name="ce13">
            <text:p>Total</text:p>
          </table:table-cell>
          <table:table-cell office:value-type="currency" office:value="0" table:formula="of:=SUM([.B29];[.B25];[.D22];[.G12])*[.B32]" table:style-name="ce14">
            <text:p>0,00 €</text:p>
          </table:table-cell>
          <table:table-cell table:number-columns-repeated="7" table:style-name="ce10"/>
          <table:table-cell table:number-columns-repeated="16375"/>
        </table:table-row>
        <table:table-row table:number-rows-repeated="1048543" table:style-name="ro1">
          <table:table-cell table:number-columns-repeated="16384"/>
        </table:table-row>
      </table:table>
      <table:table table:name="Realista_1" table:style-name="ta2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9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30514.181111456062" table:formula="of:=[.B2]*(1+[.I3])" table:style-name="ce3">
            <text:p>30.514,18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,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25218.331497071125" table:formula="of:=SUM([.B29];[.B25];[.D22];[.G12];[.B33])" table:style-name="ce3">
            <text:p>25.218,33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,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7]*[.I4]" table:style-name="ce3">
            <text:p>832,00 €</text:p>
          </table:table-cell>
          <table:table-cell office:value-type="currency" office:value="3328" table:formula="of:=[.D7]*[.I5]" table:style-name="ce3">
            <text:p>3.328,00 €</text:p>
          </table:table-cell>
          <table:table-cell office:value-type="currency" office:value="1313.5620641562055" table:formula="of:=[.G7]-[.E7]" table:style-name="ce3">
            <text:p>1.313,56 €</text:p>
          </table:table-cell>
          <table:table-cell office:value-type="currency" office:value="4641.5620641562055" table:formula="of:=[.E7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8]*[.I4]" table:style-name="ce3">
            <text:p>832,00 €</text:p>
          </table:table-cell>
          <table:table-cell office:value-type="currency" office:value="3328" table:formula="of:=[.D8]*[.I5]" table:style-name="ce3">
            <text:p>3.328,00 €</text:p>
          </table:table-cell>
          <table:table-cell office:value-type="currency" office:value="1313.5620641562055" table:formula="of:=[.G8]-[.E8]" table:style-name="ce3">
            <text:p>1.313,56 €</text:p>
          </table:table-cell>
          <table:table-cell office:value-type="currency" office:value="4641.5620641562055" table:formula="of:=[.E8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9]*[.I4]" table:style-name="ce3">
            <text:p>832,00 €</text:p>
          </table:table-cell>
          <table:table-cell office:value-type="currency" office:value="3328" table:formula="of:=[.D9]*[.I5]" table:style-name="ce3">
            <text:p>3.328,00 €</text:p>
          </table:table-cell>
          <table:table-cell office:value-type="currency" office:value="1313.5620641562055" table:formula="of:=[.G9]-[.E9]" table:style-name="ce3">
            <text:p>1.313,56 €</text:p>
          </table:table-cell>
          <table:table-cell office:value-type="currency" office:value="4641.5620641562055" table:formula="of:=[.E9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10]*[.I4]" table:style-name="ce3">
            <text:p>832,00 €</text:p>
          </table:table-cell>
          <table:table-cell office:value-type="currency" office:value="3328" table:formula="of:=[.D10]*[.I5]" table:style-name="ce3">
            <text:p>3.328,00 €</text:p>
          </table:table-cell>
          <table:table-cell office:value-type="currency" office:value="1313.5620641562055" table:formula="of:=[.G10]-[.E10]" table:style-name="ce3">
            <text:p>1.313,56 €</text:p>
          </table:table-cell>
          <table:table-cell office:value-type="currency" office:value="4641.5620641562055" table:formula="of:=[.E10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11]*[.I4]" table:style-name="ce3">
            <text:p>832,00 €</text:p>
          </table:table-cell>
          <table:table-cell office:value-type="currency" office:value="3328" table:formula="of:=[.D11]*[.I5]" table:style-name="ce3">
            <text:p>3.328,00 €</text:p>
          </table:table-cell>
          <table:table-cell office:value-type="currency" office:value="1313.5620641562055" table:formula="of:=[.G11]-[.E11]" table:style-name="ce3">
            <text:p>1.313,56 €</text:p>
          </table:table-cell>
          <table:table-cell office:value-type="currency" office:value="4641.5620641562055" table:formula="of:=[.E11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.207,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17]/[.I2]" table:style-name="ce3">
            <text:p>13,33 €</text:p>
          </table:table-cell>
          <table:table-cell office:value-type="currency" office:value="53.333333333333336" table:formula="of:=[.C17]*[.I5]" table:style-name="ce3">
            <text:p>53,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18]/[.I2]" table:style-name="ce3">
            <text:p>13,33 €</text:p>
          </table:table-cell>
          <table:table-cell office:value-type="currency" office:value="53.333333333333336" table:formula="of:=[.C18]*[.I5]" table:style-name="ce3">
            <text:p>53,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.300,00 €</text:p>
          </table:table-cell>
          <table:table-cell office:value-type="currency" office:value="21.666666666666668" table:formula="of:=[.B19]/[.I2]" table:style-name="ce3">
            <text:p>21,67 €</text:p>
          </table:table-cell>
          <table:table-cell office:value-type="currency" office:value="86.666666666666671" table:formula="of:=[.C19]*[.I5]" table:style-name="ce3">
            <text:p>86,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,00 €</text:p>
          </table:table-cell>
          <table:table-cell office:value-type="currency" office:value="15" table:formula="of:=[.B20]/[.I2]" table:style-name="ce3">
            <text:p>15,00 €</text:p>
          </table:table-cell>
          <table:table-cell office:value-type="currency" office:value="60" table:formula="of:=[.C20]*[.I5]" table:style-name="ce3">
            <text:p>60,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21]/[.I2]" table:style-name="ce3">
            <text:p>13,33 €</text:p>
          </table:table-cell>
          <table:table-cell office:value-type="currency" office:value="53.333333333333336" table:formula="of:=[.C21]*[.I5]" table:style-name="ce3">
            <text:p>53,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,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,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50" table:style-name="ce7">
            <text:p>50,00 €</text:p>
          </table:table-cell>
          <table:table-cell office:value-type="currency" office:value="300" table:formula="of:=[.A29]*6" table:style-name="ce3">
            <text:p>300,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03" table:style-name="ce4">
            <text:p>3,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734.51450962343085" table:formula="of:=SUM([.B29];[.B25];[.D22];[.G12])*[.B32]" table:style-name="ce7">
            <text:p>734,51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Realista_2" table:style-name="ta2"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32087.607853648529" table:formula="of:=[.B2]*(1+[.I3])" table:style-name="ce3">
            <text:p>32.087,61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,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26518.684176569033" table:formula="of:=SUM([.B29];[.B25];[.D22];[.G12];[.B33])" table:style-name="ce3">
            <text:p>26.518,68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,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7]*[.I4]" table:style-name="ce3">
            <text:p>832,00 €</text:p>
          </table:table-cell>
          <table:table-cell office:value-type="currency" office:value="3328" table:formula="of:=[.D7]*[.I5]" table:style-name="ce3">
            <text:p>3.328,00 €</text:p>
          </table:table-cell>
          <table:table-cell office:value-type="currency" office:value="1313.5620641562055" table:formula="of:=[.G7]-[.E7]" table:style-name="ce3">
            <text:p>1.313,56 €</text:p>
          </table:table-cell>
          <table:table-cell office:value-type="currency" office:value="4641.5620641562055" table:formula="of:=[.E7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8]*[.I4]" table:style-name="ce3">
            <text:p>832,00 €</text:p>
          </table:table-cell>
          <table:table-cell office:value-type="currency" office:value="3328" table:formula="of:=[.D8]*[.I5]" table:style-name="ce3">
            <text:p>3.328,00 €</text:p>
          </table:table-cell>
          <table:table-cell office:value-type="currency" office:value="1313.5620641562055" table:formula="of:=[.G8]-[.E8]" table:style-name="ce3">
            <text:p>1.313,56 €</text:p>
          </table:table-cell>
          <table:table-cell office:value-type="currency" office:value="4641.5620641562055" table:formula="of:=[.E8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9]*[.I4]" table:style-name="ce3">
            <text:p>832,00 €</text:p>
          </table:table-cell>
          <table:table-cell office:value-type="currency" office:value="3328" table:formula="of:=[.D9]*[.I5]" table:style-name="ce3">
            <text:p>3.328,00 €</text:p>
          </table:table-cell>
          <table:table-cell office:value-type="currency" office:value="1313.5620641562055" table:formula="of:=[.G9]-[.E9]" table:style-name="ce3">
            <text:p>1.313,56 €</text:p>
          </table:table-cell>
          <table:table-cell office:value-type="currency" office:value="4641.5620641562055" table:formula="of:=[.E9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10]*[.I4]" table:style-name="ce3">
            <text:p>832,00 €</text:p>
          </table:table-cell>
          <table:table-cell office:value-type="currency" office:value="3328" table:formula="of:=[.D10]*[.I5]" table:style-name="ce3">
            <text:p>3.328,00 €</text:p>
          </table:table-cell>
          <table:table-cell office:value-type="currency" office:value="1313.5620641562055" table:formula="of:=[.G10]-[.E10]" table:style-name="ce3">
            <text:p>1.313,56 €</text:p>
          </table:table-cell>
          <table:table-cell office:value-type="currency" office:value="4641.5620641562055" table:formula="of:=[.E10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11]*[.I4]" table:style-name="ce3">
            <text:p>832,00 €</text:p>
          </table:table-cell>
          <table:table-cell office:value-type="currency" office:value="3328" table:formula="of:=[.D11]*[.I5]" table:style-name="ce3">
            <text:p>3.328,00 €</text:p>
          </table:table-cell>
          <table:table-cell office:value-type="currency" office:value="1313.5620641562055" table:formula="of:=[.G11]-[.E11]" table:style-name="ce3">
            <text:p>1.313,56 €</text:p>
          </table:table-cell>
          <table:table-cell office:value-type="currency" office:value="4641.5620641562055" table:formula="of:=[.E11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.207,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17]/[.I2]" table:style-name="ce3">
            <text:p>13,33 €</text:p>
          </table:table-cell>
          <table:table-cell office:value-type="currency" office:value="53.333333333333336" table:formula="of:=[.C17]*[.I5]" table:style-name="ce3">
            <text:p>53,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18]/[.I2]" table:style-name="ce3">
            <text:p>13,33 €</text:p>
          </table:table-cell>
          <table:table-cell office:value-type="currency" office:value="53.333333333333336" table:formula="of:=[.C18]*[.I5]" table:style-name="ce3">
            <text:p>53,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.300,00 €</text:p>
          </table:table-cell>
          <table:table-cell office:value-type="currency" office:value="21.666666666666668" table:formula="of:=[.B19]/[.I2]" table:style-name="ce3">
            <text:p>21,67 €</text:p>
          </table:table-cell>
          <table:table-cell office:value-type="currency" office:value="86.666666666666671" table:formula="of:=[.C19]*[.I5]" table:style-name="ce3">
            <text:p>86,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,00 €</text:p>
          </table:table-cell>
          <table:table-cell office:value-type="currency" office:value="15" table:formula="of:=[.B20]/[.I2]" table:style-name="ce3">
            <text:p>15,00 €</text:p>
          </table:table-cell>
          <table:table-cell office:value-type="currency" office:value="60" table:formula="of:=[.C20]*[.I5]" table:style-name="ce3">
            <text:p>60,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21]/[.I2]" table:style-name="ce3">
            <text:p>13,33 €</text:p>
          </table:table-cell>
          <table:table-cell office:value-type="currency" office:value="53.333333333333336" table:formula="of:=[.C21]*[.I5]" table:style-name="ce3">
            <text:p>53,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,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,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100" table:style-name="ce7">
            <text:p>100,00 €</text:p>
          </table:table-cell>
          <table:table-cell office:value-type="currency" office:value="600" table:formula="of:=[.A29]*6" table:style-name="ce3">
            <text:p>600,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7.0000000000000007E-2" table:style-name="ce4">
            <text:p>7,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1734.8671891213389" table:formula="of:=SUM([.B29];[.B25];[.D22];[.G12])*[.B32]" table:style-name="ce7">
            <text:p>1.734,87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Pesimista" table:style-name="ta2"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Total</text:p>
          </table:table-cell>
          <table:table-cell office:value-type="currency" office:value="34486.681338033464" table:formula="of:=[.B2]*(1+[.I3])" table:style-name="ce3">
            <text:p>34.486,68 €</text:p>
          </table:table-cell>
          <table:table-cell table:number-columns-repeated="5" table:style-name="ce1"/>
          <table:table-cell office:value-type="string" table:style-name="ce2">
            <text:p>SS Taxes</text:p>
          </table:table-cell>
          <table:table-cell office:value-type="percentage" office:value="0.28299999999999997" table:style-name="ce4">
            <text:p>28,30 %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otal without VAT</text:p>
          </table:table-cell>
          <table:table-cell office:value-type="currency" office:value="28501.389535564849" table:formula="of:=SUM([.B29];[.B25];[.D22];[.G12];[.B33])" table:style-name="ce3">
            <text:p>28.501,39 €</text:p>
          </table:table-cell>
          <table:table-cell table:number-columns-repeated="5" table:style-name="ce1"/>
          <table:table-cell office:value-type="string" table:style-name="ce2">
            <text:p>Amortization months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VAT</text:p>
          </table:table-cell>
          <table:table-cell office:value-type="percentage" office:value="0.21" table:style-name="ce4">
            <text:p>21,00 %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2">
            <text:p>Hours per month</text:p>
          </table:table-cell>
          <table:table-cell office:value-type="float" office:value="40" table:style-name="ce5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am</text:p>
          </table:table-cell>
          <table:table-cell table:number-columns-repeated="6" table:style-name="ce1"/>
          <table:table-cell office:value-type="string" table:style-name="ce2">
            <text:p>Months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Role</text:p>
          </table:table-cell>
          <table:table-cell office:value-type="string" table:style-name="ce6">
            <text:p>€/hour</text:p>
          </table:table-cell>
          <table:table-cell office:value-type="string" table:style-name="ce6">
            <text:p>€/month</text:p>
          </table:table-cell>
          <table:table-cell office:value-type="string" table:style-name="ce6">
            <text:p>€/Xmonths</text:p>
          </table:table-cell>
          <table:table-cell office:value-type="string" table:style-name="ce6">
            <text:p>Soc Sec,</text:p>
          </table:table-cell>
          <table:table-cell office:value-type="string" table:style-name="ce6">
            <text:p>Tota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ntón Fernández, Adrián</text:p>
          </table:table-cell>
          <table:table-cell office:value-type="string" table:style-name="ce1">
            <text:p>Business management/Full Stack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7]*[.I4]" table:style-name="ce3">
            <text:p>832,00 €</text:p>
          </table:table-cell>
          <table:table-cell office:value-type="currency" office:value="3328" table:formula="of:=[.D7]*[.I5]" table:style-name="ce3">
            <text:p>3.328,00 €</text:p>
          </table:table-cell>
          <table:table-cell office:value-type="currency" office:value="1313.5620641562055" table:formula="of:=[.G7]-[.E7]" table:style-name="ce3">
            <text:p>1.313,56 €</text:p>
          </table:table-cell>
          <table:table-cell office:value-type="currency" office:value="4641.5620641562055" table:formula="of:=[.E7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arpio Camacho, Daniel</text:p>
          </table:table-cell>
          <table:table-cell office:value-type="string" table:style-name="ce1">
            <text:p>Analyst/Front 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8]*[.I4]" table:style-name="ce3">
            <text:p>832,00 €</text:p>
          </table:table-cell>
          <table:table-cell office:value-type="currency" office:value="3328" table:formula="of:=[.D8]*[.I5]" table:style-name="ce3">
            <text:p>3.328,00 €</text:p>
          </table:table-cell>
          <table:table-cell office:value-type="currency" office:value="1313.5620641562055" table:formula="of:=[.G8]-[.E8]" table:style-name="ce3">
            <text:p>1.313,56 €</text:p>
          </table:table-cell>
          <table:table-cell office:value-type="currency" office:value="4641.5620641562055" table:formula="of:=[.E8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resno Aranda, Rafael</text:p>
          </table:table-cell>
          <table:table-cell office:value-type="string" table:style-name="ce1">
            <text:p>Backend developer/ API integration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9]*[.I4]" table:style-name="ce3">
            <text:p>832,00 €</text:p>
          </table:table-cell>
          <table:table-cell office:value-type="currency" office:value="3328" table:formula="of:=[.D9]*[.I5]" table:style-name="ce3">
            <text:p>3.328,00 €</text:p>
          </table:table-cell>
          <table:table-cell office:value-type="currency" office:value="1313.5620641562055" table:formula="of:=[.G9]-[.E9]" table:style-name="ce3">
            <text:p>1.313,56 €</text:p>
          </table:table-cell>
          <table:table-cell office:value-type="currency" office:value="4641.5620641562055" table:formula="of:=[.E9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ebollo Lobo, Pablo</text:p>
          </table:table-cell>
          <table:table-cell office:value-type="string" table:style-name="ce1">
            <text:p>Project manager/Back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10]*[.I4]" table:style-name="ce3">
            <text:p>832,00 €</text:p>
          </table:table-cell>
          <table:table-cell office:value-type="currency" office:value="3328" table:formula="of:=[.D10]*[.I5]" table:style-name="ce3">
            <text:p>3.328,00 €</text:p>
          </table:table-cell>
          <table:table-cell office:value-type="currency" office:value="1313.5620641562055" table:formula="of:=[.G10]-[.E10]" table:style-name="ce3">
            <text:p>1.313,56 €</text:p>
          </table:table-cell>
          <table:table-cell office:value-type="currency" office:value="4641.5620641562055" table:formula="of:=[.E10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dríguez Regidor, Juan</text:p>
          </table:table-cell>
          <table:table-cell office:value-type="string" table:style-name="ce1">
            <text:p>Requirements engineer/Backend developer</text:p>
          </table:table-cell>
          <table:table-cell office:value-type="currency" office:value="20.8" table:style-name="ce7">
            <text:p>20,80 €</text:p>
          </table:table-cell>
          <table:table-cell office:value-type="currency" office:value="832" table:formula="of:=[.C11]*[.I4]" table:style-name="ce3">
            <text:p>832,00 €</text:p>
          </table:table-cell>
          <table:table-cell office:value-type="currency" office:value="3328" table:formula="of:=[.D11]*[.I5]" table:style-name="ce3">
            <text:p>3.328,00 €</text:p>
          </table:table-cell>
          <table:table-cell office:value-type="currency" office:value="1313.5620641562055" table:formula="of:=[.G11]-[.E11]" table:style-name="ce3">
            <text:p>1.313,56 €</text:p>
          </table:table-cell>
          <table:table-cell office:value-type="currency" office:value="4641.5620641562055" table:formula="of:=[.E11]/(1-[.I1])" table:style-name="ce3">
            <text:p>4.641,56 €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6">
            <text:p>Total</text:p>
          </table:table-cell>
          <table:table-cell office:value-type="currency" office:value="23207.810320781027" table:formula="of:=SUM([.G7:.G11])" table:style-name="ce3">
            <text:p>23.207,81 €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Hardware amortiz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iece of equipment</text:p>
          </table:table-cell>
          <table:table-cell office:value-type="string" table:style-name="ce6">
            <text:p>Adquisition price</text:p>
          </table:table-cell>
          <table:table-cell office:value-type="string" table:style-name="ce6">
            <text:p>Monthly amortization</text:p>
          </table:table-cell>
          <table:table-cell office:value-type="string" table:style-name="ce6">
            <text:p>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drián Cantón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17]/[.I2]" table:style-name="ce3">
            <text:p>13,33 €</text:p>
          </table:table-cell>
          <table:table-cell office:value-type="currency" office:value="53.333333333333336" table:formula="of:=[.C17]*[.I5]" table:style-name="ce3">
            <text:p>53,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iel Carpio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18]/[.I2]" table:style-name="ce3">
            <text:p>13,33 €</text:p>
          </table:table-cell>
          <table:table-cell office:value-type="currency" office:value="53.333333333333336" table:formula="of:=[.C18]*[.I5]" table:style-name="ce3">
            <text:p>53,33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fael Fresno Laptop</text:p>
          </table:table-cell>
          <table:table-cell office:value-type="currency" office:value="1300" table:style-name="ce7">
            <text:p>1.300,00 €</text:p>
          </table:table-cell>
          <table:table-cell office:value-type="currency" office:value="21.666666666666668" table:formula="of:=[.B19]/[.I2]" table:style-name="ce3">
            <text:p>21,67 €</text:p>
          </table:table-cell>
          <table:table-cell office:value-type="currency" office:value="86.666666666666671" table:formula="of:=[.C19]*[.I5]" table:style-name="ce3">
            <text:p>86,67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blo Rebollo Laptop</text:p>
          </table:table-cell>
          <table:table-cell office:value-type="currency" office:value="900" table:style-name="ce7">
            <text:p>900,00 €</text:p>
          </table:table-cell>
          <table:table-cell office:value-type="currency" office:value="15" table:formula="of:=[.B20]/[.I2]" table:style-name="ce3">
            <text:p>15,00 €</text:p>
          </table:table-cell>
          <table:table-cell office:value-type="currency" office:value="60" table:formula="of:=[.C20]*[.I5]" table:style-name="ce3">
            <text:p>60,00 €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uan Rodríguez Laptop</text:p>
          </table:table-cell>
          <table:table-cell office:value-type="currency" office:value="800" table:style-name="ce7">
            <text:p>800,00 €</text:p>
          </table:table-cell>
          <table:table-cell office:value-type="currency" office:value="13.333333333333334" table:formula="of:=[.B21]/[.I2]" table:style-name="ce3">
            <text:p>13,33 €</text:p>
          </table:table-cell>
          <table:table-cell office:value-type="currency" office:value="53.333333333333336" table:formula="of:=[.C21]*[.I5]" table:style-name="ce3">
            <text:p>53,33 €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string" table:style-name="ce6">
            <text:p>Total</text:p>
          </table:table-cell>
          <table:table-cell office:value-type="currency" office:value="306.66666666666669" table:formula="of:=SUM([.D17:.D21])" table:style-name="ce3">
            <text:p>306,67 €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First year storage and hosting costs</text:p>
          </table:table-cell>
          <table:table-cell office:value-type="currency" office:value="669.34" table:style-name="ce7">
            <text:p>669,34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dvertis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Monthly</text:p>
          </table:table-cell>
          <table:table-cell office:value-type="string" table:style-name="ce6">
            <text:p>Total (6 months)</text:p>
          </table:table-cell>
          <table:table-cell table:number-columns-repeated="16382" table:style-name="ce1"/>
        </table:table-row>
        <table:table-row table:style-name="ro1">
          <table:table-cell office:value-type="currency" office:value="100" table:style-name="ce7">
            <text:p>100,00 €</text:p>
          </table:table-cell>
          <table:table-cell office:value-type="currency" office:value="600" table:formula="of:=[.A29]*6" table:style-name="ce3">
            <text:p>600,00 €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isk prevention fun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Percentage of our budget</text:p>
          </table:table-cell>
          <table:table-cell office:value-type="percentage" office:value="0.15" table:style-name="ce4">
            <text:p>15,00 %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Total</text:p>
          </table:table-cell>
          <table:table-cell office:value-type="currency" office:value="3717.5725481171539" table:formula="of:=SUM([.B29];[.B25];[.D22];[.G12])*[.B32]" table:style-name="ce7">
            <text:p>3.717,57 €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number:percentage-style style:name="N37">
      <number:number number: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Pablo</dc:creator>
    <meta:creation-date>2018-09-15T17:03:04Z</meta:creation-date>
    <dc:date>2019-03-14T19:54:30Z</dc:date>
    <meta:print-date>2019-03-14T19:48:09Z</meta:print-date>
    <meta:editing-cycles>9</meta:editing-cycles>
    <meta:editing-duration>PT1936S</meta:editing-duration>
  </office:meta>
</office:document-meta>
</file>